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flichtenheft</text:p>
      <text:p text:style-name="P1"/>
      <text:p text:style-name="P4">Inhaltsverzeichnis</text:p>
      <text:p text:style-name="Standard"/>
      <text:list xml:id="list6803818846638752742" text:style-name="L2">
        <text:list-item>
          <text:p text:style-name="P3">Funktionen aus dem Lastenheft:</text:p>
          <text:p text:style-name="P3"/>
          <text:p text:style-name="P3">1.1 Erwünschte Rollen: Vortragender, Teilnehmer, Administrator</text:p>
        </text:list-item>
      </text:list>
      <text:p text:style-name="Standard"/>
      <text:p text:style-name="Standard"><text:tab/><text:tab/>1.1.1 Umfragen durchführen (Vortragender)</text:p>
      <text:p text:style-name="Standard"><text:tab/><text:tab/><text:tab/></text:p>
      <text:p text:style-name="Standard"><text:tab/><text:tab/><text:tab/>a) Umfrage erstellen</text:p>
      <text:p text:style-name="Standard"><text:tab/><text:tab/><text:tab/>b) Umfrage auswerten</text:p>
      <text:p text:style-name="Standard"><text:tab/><text:tab/><text:tab/><text:tab/><text:tab/></text:p>
      <text:p text:style-name="Standard"><text:tab/><text:tab/>1.1.2 Aktive Teilnahme (Teilnehmer)</text:p>
      <text:p text:style-name="Standard"><text:tab/><text:tab/><text:tab/><text:tab/></text:p>
      <text:p text:style-name="Standard"><text:tab/><text:tab/><text:tab/>a) Fragen stellen</text:p>
      <text:p text:style-name="Standard"><text:tab/><text:tab/><text:tab/>b) Fragen up-/downvoten</text:p>
      <text:p text:style-name="Standard"><text:tab/><text:tab/><text:tab/>c) Regulierung des Vortragstempos</text:p>
      <text:p text:style-name="Standard"><text:tab/><text:tab/></text:p>
      <text:p text:style-name="Standard"><text:tab/><text:tab/>1.1.3 Rollen verwalten (Administrator)</text:p>
      <text:p text:style-name="Standard"><text:tab/><text:tab/><text:tab/></text:p>
      <text:p text:style-name="Standard"><text:tab/><text:tab/><text:tab/>a) Benutzer erstellen</text:p>
      <text:p text:style-name="Standard"><text:tab/><text:tab/><text:tab/>b) Benutzer löschen</text:p>
      <text:p text:style-name="Standard"><text:tab/><text:tab/><text:tab/>c) Neue Rolle anlegen</text:p>
      <text:p text:style-name="Standard"><text:tab/><text:tab/><text:tab/>d) Rollen löschen/modifizieren</text:p>
      <text:p text:style-name="Standard"><text:tab/><text:tab/><text:tab/>e) Rollenzuweisung</text:p>
      <text:p text:style-name="Standard"><text:tab/></text:p>
      <text:p text:style-name="Standard"><text:tab/>1.2 Nicht-funktionale Eigenschaften</text:p>
      <text:p text:style-name="Standard"><text:tab/></text:p>
      <text:p text:style-name="Standard"><text:tab/><text:tab/>1.2.1 Rechte</text:p>
      <text:p text:style-name="Standard"><text:tab/><text:tab/></text:p>
      <text:p text:style-name="Standard"><text:tab/><text:tab/><text:tab/>a) Teilnehmer hat nur 1 Stimme pro MC-Umfrage</text:p>
      <text:p text:style-name="Standard"><text:tab/><text:tab/><text:tab/>b) Teilnehmer hat nur 1 Vote pro Frage</text:p>
      <text:p text:style-name="Standard"><text:tab/><text:tab/><text:tab/>c) Teilnehmer darf Fragen nicht mehrmals stellen</text:p>
      <text:p text:style-name="Standard"><text:tab/><text:tab/></text:p>
      <text:p text:style-name="Standard"><text:tab/><text:tab/>1.2.2 Sicherheit</text:p>
      <text:p text:style-name="Standard"><text:tab/><text:tab/><text:tab/></text:p>
      <text:p text:style-name="Standard"><text:tab/><text:tab/><text:tab/>a) keine externen Teilnehmer</text:p>
      <text:p text:style-name="Standard"><text:tab/><text:tab/><text:tab/>b) Anonymität der Teilnehmer</text:p>
      <text:p text:style-name="Standard"><text:tab/><text:tab/><text:tab/>c) Robustheit</text:p>
      <text:p text:style-name="Standard"><text:tab/><text:tab/><text:tab/>d) Skalierbarkeit</text:p>
      <text:p text:style-name="Standard"><text:tab/><text:tab/><text:tab/></text:p>
      <text:p text:style-name="Standard"><text:tab/><text:tab/>1.2.3 Umsetzung / Nutzung</text:p>
      <text:p text:style-name="Standard"><text:tab/><text:tab/></text:p>
      <text:p text:style-name="Standard"><text:tab/><text:tab/><text:tab/>a) Web-Oberfläche</text:p>
      <text:p text:style-name="Standard"><text:tab/><text:tab/><text:tab/>b) Android-App</text:p>
      <text:p text:style-name="Standard"><text:tab/><text:tab/><text:tab/></text:p>
      <text:list xml:id="list659534603985996185" text:style-name="L1">
        <text:list-item>
          <text:p text:style-name="P2">Selbstgestellte Aufgaben / Funktionen</text:p>
        </text:list-item>
      </text:list>
      <text:p text:style-name="Standard"/>
      <text:p text:style-name="Standard"><text:tab/>2.1 ….?</text:p>
      <text:p text:style-name="Standard"/>
      <text:list xml:id="list2920133387296938399" text:style-name="L3">
        <text:list-item>
          <text:p text:style-name="P5"><text:soft-page-break/>Technisches Design</text:p>
        </text:list-item>
      </text:list>
      <text:p text:style-name="Standard"/>
      <text:list xml:id="list4849993629344829190" text:style-name="L4">
        <text:list-item>
          <text:list>
            <text:list-item>
              <text:p text:style-name="P6">Backend</text:p>
            </text:list-item>
          </text:list>
        </text:list-item>
      </text:list>
      <text:list xml:id="list7918977916002793483" text:style-name="L5">
        <text:list-item>
          <text:list>
            <text:list-item>
              <text:list>
                <text:list-header>
                  <text:p text:style-name="P7"/>
                  <text:p text:style-name="P7">3.1.1 Software / Tools</text:p>
                </text:list-header>
              </text:list>
            </text:list-item>
          </text:list>
        </text:list-item>
      </text:list>
      <text:p text:style-name="Standard"/>
      <text:p text:style-name="Standard"><text:tab/><text:tab/><text:tab/>a) Python</text:p>
      <text:p text:style-name="Standard"><text:tab/><text:tab/><text:tab/>b) Node.js</text:p>
      <text:list xml:id="list37530115" text:continue-list="list4849993629344829190" text:style-name="L4">
        <text:list-item>
          <text:list>
            <text:list-header>
              <text:p text:style-name="P6"/>
            </text:list-header>
            <text:list-item>
              <text:p text:style-name="P6">Frontend</text:p>
            </text:list-item>
          </text:list>
        </text:list-item>
      </text:list>
      <text:p text:style-name="Standard"/>
      <text:p text:style-name="Standard"><text:tab/><text:tab/>3.2.1 Software / Tools</text:p>
      <text:p text:style-name="Standard"/>
      <text:p text:style-name="Standard"><text:tab/><text:tab/><text:tab/>a) Ionic</text:p>
      <text:p text:style-name="Standard"/>
      <text:p text:style-name="Standard"/>
      <text:p text:style-name="Standard"/>
      <text:list xml:id="list4675082185784801526" text:style-name="L6">
        <text:list-item>
          <text:p text:style-name="P8">…?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27T17:16:41.03</meta:creation-date>
    <dc:date>2015-05-27T17:36:24.20</dc:date>
    <meta:editing-duration>PT19M4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2" meta:paragraph-count="54" meta:word-count="138" meta:character-count="1077"/>
  </office:meta>
</office:document-meta>
</file>